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1.27cm" style:auto-text-indent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paragraph-properties fo:margin-top="0cm" fo:margin-bottom="0.499cm"/>
    </style:style>
    <style:style style:name="P5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PU - złożenie podania o urlop</text:p>
      <text:p text:style-name="Standard"/>
      <text:p text:style-name="Standard"><text:tab/>- Cel PU : Celem PU jest złożenie w systemie podania o urlop</text:p>
      <text:p text:style-name="Standard"><text:tab/>- Warunki wstępne : PU jest inicjowany przez pracownika</text:p>
      <text:p text:style-name="Standard"><text:tab/>- Przebieg sposobu realizacji</text:p>
      <text:p text:style-name="Standard"><text:tab/><text:tab/>a) podstawowy</text:p>
      <text:p text:style-name="Standard"><text:tab/><text:tab/><text:tab/>1. Pracownik wydaje polecenie "Złożenie nowego podania o urlop" poprzez <text:tab/><text:tab/><text:tab/><text:tab/>wybranie w systemie zakładki "Podania"</text:p>
      <text:p text:style-name="Standard"><text:tab/><text:tab/><text:tab/>2. Wyświetlona zostaje okno z listą dostępnych podań</text:p>
      <text:p text:style-name="Standard"><text:tab/><text:tab/><text:tab/>3. Pracownik wybiera podanie o urlop</text:p>
      <text:p text:style-name="Standard"><text:tab/><text:tab/><text:tab/>4. Pracownik wypełnia kwestionariusz</text:p>
      <text:p text:style-name="Standard"><text:tab/><text:tab/><text:tab/>5. Pracownik klika przycisk "Złóż podanie"</text:p>
      <text:p text:style-name="Standard"><text:tab/><text:tab/><text:tab/>6. Wyświetlenie komunikatu wynikowego : Potwierdzenie złożenia podania</text:p>
      <text:p text:style-name="Standard"><text:tab/><text:tab/><text:tab/>7. Wyjście z systemu</text:p>
      <text:p text:style-name="Standard"/>
      <text:p text:style-name="Standard"><text:tab/><text:tab/>b) przepływ komunikatów</text:p>
      <text:p text:style-name="Standard"><text:tab/><text:tab/><text:tab/>1. "Złóż podanie o urlop" - pracownik inicjuje PU, klikając "Złóż podanie" w <text:tab/><text:tab/><text:tab/><text:tab/>oknie "Podania"</text:p>
      <text:p text:style-name="Standard"><text:tab/><text:tab/><text:tab/>2. Wybór podania - pracownik wybiera podanie o urlop osobisty</text:p>
      <text:p text:style-name="Standard"><text:tab/><text:tab/><text:tab/>3. Dane wniosku - Pracownik podaje dane o terminie urlopu wypełniając pola <text:tab/><text:tab/><text:tab/><text:tab/>edycyjne</text:p>
      <text:p text:style-name="Standard"><text:tab/><text:tab/><text:tab/>4. Złóż wniosek - pracownik inicjuje złożenie wniosku</text:p>
      <text:p text:style-name="Standard"><text:tab/><text:tab/><text:tab/>5. Komunikat wynikowy : Potwierdzenie złożenia podania</text:p>
      <text:p text:style-name="Standard"><text:tab/><text:tab/><text:tab/>6. Powrót - pracownik opuszcza zakładkę podania</text:p>
      <text:p text:style-name="Standard"/>
      <text:p text:style-name="Standard"><text:tab/><text:tab/>c) alternatywny</text:p>
      <text:list xml:id="list2939391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">W pkt 3, pracownik może kliknąć przycisk Anuluj i przejść do pkt. 7</text:p>
                                </text:list-item>
                                <text:list-item>
                                  <text:p text:style-name="P2">W pkt 5, pracownik może kliknąć przycisk Anuluj i przejść do pkt. 7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tab/>- Warunki końcowe : PU uznaje się za zakończony po złożeniu podania lub po opuszczeniu <text:tab/><text:tab/>zakładki Podania</text:p>
      <text:p text:style-name="Standard"/>
      <text:p text:style-name="Standard">2. PU - wprowadź przepracowane godziny</text:p>
      <text:p text:style-name="Standard"><text:tab/>- Cel PU : Celem PU jest zapisanie w systemie przepracowanych godzin</text:p>
      <text:p text:style-name="Standard"><text:tab/>- Warunki wstępne : PU inicjowany przez Pracownika</text:p>
      <text:p text:style-name="Standard"><text:tab/>- Przebieg sposobu realizacji</text:p>
      <text:p text:style-name="Standard"><text:tab/><text:tab/>a) Podstawowy</text:p>
      <text:p text:style-name="Standard"><text:tab/><text:tab/><text:tab/>1. Pracownik wydaje polecenie "Wprowadź przepracowane godziny" poprzez <text:tab/><text:tab/><text:tab/><text:tab/>kliknięcie w systemie przycisku "Wprowadź godziny"</text:p>
      <text:p text:style-name="Standard"><text:tab/><text:tab/><text:tab/>2. Wyświetlone zostaje okno z polami do wprowadzania ilości godzin</text:p>
      <text:p text:style-name="Standard"><text:tab/><text:tab/><text:tab/>3. Pracownik wypełnia formularz</text:p>
      <text:p text:style-name="Standard"><text:tab/><text:tab/><text:tab/>4. Pracownik klika przycisk Zatwierdź</text:p>
      <text:p text:style-name="Standard"><text:tab/><text:tab/><text:tab/>5. Aktywowany zostaje PU Kontrola Nadgodzin</text:p>
      <text:p text:style-name="Standard"><text:tab/><text:tab/><text:tab/>6. Następuje powrót z PU Kontrola Nadgodzin</text:p>
      <text:p text:style-name="Standard"><text:tab/><text:tab/><text:tab/>7. Aktywowany zostaje PU Kontrola Weekendów i świąt</text:p>
      <text:p text:style-name="Standard"><text:tab/><text:tab/><text:tab/>8. Następuje powrót z PU Kontrola Weekendów i świąt</text:p>
      <text:p text:style-name="Standard"><text:tab/><text:tab/><text:tab/>9. Komunikat potwierdzenia wprowadzenia godzin</text:p>
      <text:p text:style-name="Standard"><text:tab/><text:tab/><text:tab/>10. Zamknięcie okna do wprowadzania godzin</text:p>
      <text:p text:style-name="Standard"/>
      <text:p text:style-name="Standard"><text:tab/><text:tab/>b) przepływ komunikatów</text:p>
      <text:p text:style-name="Standard"><text:tab/><text:tab/><text:tab/>1. "Wprowadź przepracowane godziny" - pracownik inicjuje PU, klikając <text:tab/><text:tab/><text:tab/><text:tab/>przycisk "Wprowadź godziny"</text:p>
      <text:p text:style-name="Standard"><text:soft-page-break/><text:tab/><text:tab/><text:tab/>2. Dane formularza - Pracownik wprowadza godziny wypełniając pola <text:tab/><text:tab/><text:tab/><text:tab/><text:tab/>edycyjne</text:p>
      <text:p text:style-name="Standard"><text:tab/><text:tab/><text:tab/>3. Zapisz - Pracownik inicjuje zapis godzin naciskając przycisk Zapisz</text:p>
      <text:p text:style-name="Standard"><text:tab/><text:tab/><text:tab/>4. Kontrola nadgodzin - PU inicjuje PU Kontroluj nadgodziny</text:p>
      <text:p text:style-name="Standard"><text:tab/><text:tab/><text:tab/>6. Powrót do PU Wprowadź przepracowane godziny</text:p>
      <text:p text:style-name="Standard"><text:tab/><text:tab/><text:tab/>7. Kontrola weekendów świąt - PU inicjuje PU Kontroluj weekendy i święta</text:p>
      <text:p text:style-name="Standard"><text:tab/><text:tab/><text:tab/>8. Powrót do PU Wprowadź przepracowane godziny</text:p>
      <text:p text:style-name="Standard"><text:tab/><text:tab/><text:tab/>9. Komunikat wynikowy o wprowadzeniu danych</text:p>
      <text:p text:style-name="Standard"><text:tab/><text:tab/><text:tab/>10. Zamknij - Pracownik zamyka okno</text:p>
      <text:p text:style-name="Standard"/>
      <text:p text:style-name="Standard"><text:tab/><text:tab/>c) alternatywny</text:p>
      <text:p text:style-name="Standard"><text:tab/><text:tab/><text:tab/>1. <text:s/>W pkt.3 pracownik klika Anuluj i przechodzi do pkt. 10</text:p>
      <text:p text:style-name="Standard"/>
      <text:list xml:id="list29477293" text:style-name="L2">
        <text:list-item>
          <text:list>
            <text:list-item>
              <text:p text:style-name="P3">Warunki końcowe : PU uznaje się za zakończony po zapisaniu godzin lub po opuszczeniu okna formularza</text:p>
            </text:list-item>
            <text:list-item>
              <text:p text:style-name="P3"/>
            </text:list-item>
          </text:list>
        </text:list-item>
      </text:list>
      <text:p text:style-name="Standard"/>
      <text:p text:style-name="Standard">3. PU - Rozpatrzenie podania</text:p>
      <text:p text:style-name="Standard"><text:tab/>- Cel PU : Celem PU jest rozpatrzenie podania o urlop</text:p>
      <text:p text:style-name="Standard"><text:tab/>- Warunki wstępne : Pu inicjowany jest przez koordynatora, istnieją podania do rozpatrzenia</text:p>
      <text:p text:style-name="Standard"><text:tab/>- Przebieg sposobu realizacji</text:p>
      <text:p text:style-name="Standard"><text:tab/><text:tab/>a) Podstawowy</text:p>
      <text:p text:style-name="Standard"><text:tab/><text:tab/><text:tab/>1. Koordynator wydaje polecenie "Rozpatrz podanie" poprzez kliknięcie w <text:tab/><text:tab/><text:tab/><text:tab/>systemie przycisku "Złożone podania"</text:p>
      <text:p text:style-name="Standard"><text:tab/><text:tab/><text:tab/>2. Wyświetlone zostaje okno z Podaniem do rozpatrzenia</text:p>
      <text:p text:style-name="Standard"><text:tab/><text:tab/><text:tab/>3. Koordynator zapoznaje się z treścią podania o urlop</text:p>
      <text:p text:style-name="Standard"><text:tab/><text:tab/><text:tab/>4. Koordynator klika przycisk zatwierdź</text:p>
      <text:p text:style-name="Standard"><text:tab/><text:tab/><text:tab/>5. Aktywowany zostaje PU Wysyłanie powiadomienia o decyzji</text:p>
      <text:p text:style-name="Standard"><text:tab/><text:tab/><text:tab/>6. Następuje powrót z PU Wysyłanie powiadomienia o decyzji</text:p>
      <text:p text:style-name="Standard"><text:tab/><text:tab/><text:tab/>7. Komunikat potwierdzający wykonanie operacji</text:p>
      <text:p text:style-name="Standard"><text:tab/><text:tab/><text:tab/>8. Zamknięcie okna do rozpatrywania podań</text:p>
      <text:p text:style-name="Standard"/>
      <text:p text:style-name="Standard"><text:tab/><text:tab/>b) przepływ komunikatów</text:p>
      <text:p text:style-name="Standard"><text:tab/><text:tab/><text:tab/>1. "Rozpatrz podanie" - Koordynator inicjuje PU, klikając przycisk "Rozpatrz <text:tab/><text:tab/><text:tab/><text:tab/>podanie"</text:p>
      <text:p text:style-name="Standard"><text:tab/><text:tab/><text:tab/>2. Dane formularza - Koordynator zapoznaje się z podaniem</text:p>
      <text:p text:style-name="Standard"><text:tab/><text:tab/><text:tab/>3. Akceptuj/Odrzuć - Koordynator przyjmuje lub odrzuca podanie</text:p>
      <text:p text:style-name="Standard"><text:tab/><text:tab/><text:tab/>4. Wysyłanie komunikatu - PU inicjuje PU Wysyłanie powiadomienia o <text:tab/><text:tab/><text:tab/><text:tab/><text:tab/>decyzji</text:p>
      <text:p text:style-name="Standard"><text:tab/><text:tab/><text:tab/>5. Powrót do PU rozpatrzenie decyzji</text:p>
      <text:p text:style-name="Standard"><text:tab/><text:tab/><text:tab/>6. Komunikat potwierdzający wykonanie operacji</text:p>
      <text:p text:style-name="Standard"><text:tab/><text:tab/><text:tab/>7. Zamknij - Koordynator zamyka okno</text:p>
      <text:p text:style-name="Standard"/>
      <text:p text:style-name="Standard"><text:tab/><text:tab/>c) alternatywny</text:p>
      <text:p text:style-name="Standard"><text:tab/><text:tab/><text:tab/>1. Koordynator może odrzucić podanie.</text:p>
      <text:p text:style-name="Standard"/>
      <text:p text:style-name="Standard">4. PU - Kontrola pracowników</text:p>
      <text:p text:style-name="Standard"><text:tab/>- Cel PU : Celem PU jest kontrolowanie jakości wykonywanej pracy przez pracowników, a <text:tab/><text:tab/><text:tab/>także monitoring wykorzystania przysługujących im świadczeń</text:p>
      <text:p text:style-name="Standard"><text:tab/>- Warunki wstępne : PU inicjowany jest przez członka zarządu</text:p>
      <text:p text:style-name="Standard"><text:tab/>- Przebieg sposobu realizacji</text:p>
      <text:p text:style-name="Standard"><text:tab/><text:tab/>a) Podstawowy</text:p>
      <text:p text:style-name="Standard"><text:soft-page-break/><text:tab/><text:tab/><text:tab/>1. Członek zarządu wydaje polecenie "Kontroluj pracownika" poprzez <text:tab/><text:tab/><text:tab/><text:tab/><text:tab/>kliknięcie w systemie przycisku "Kontroluj pracownika"</text:p>
      <text:p text:style-name="Standard"><text:tab/><text:tab/><text:tab/>2. Aktywowany zostaje PU - Wyszukaj pracownika</text:p>
      <text:p text:style-name="Standard"><text:tab/><text:tab/><text:tab/>3. Następuje wyjście z PU Wyszukaj pracownika</text:p>
      <text:p text:style-name="Standard"><text:tab/><text:tab/><text:tab/>4. CZ wybiera opcje kontroluj jakość pracy</text:p>
      <text:p text:style-name="Standard"><text:tab/><text:tab/><text:tab/>5. Powrót do PU Kontrola pracownika</text:p>
      <text:p text:style-name="Standard"><text:tab/><text:tab/><text:tab/>6. Zamknij - CZ zamyka okno</text:p>
      <text:p text:style-name="Standard"><text:tab/><text:tab/>b) przepływ komunikatów</text:p>
      <text:p text:style-name="Standard"><text:tab/><text:tab/><text:tab/>1. "Kontroluj pracownika" - CZ inicjuje PU, klikając przycisk "Kontroluj <text:tab/><text:tab/><text:tab/><text:tab/>pracownika"</text:p>
      <text:p text:style-name="Standard"><text:tab/><text:tab/><text:tab/>3. Wyszukaj pracownika - PU inicjuje PU Wyszukaj pracownika</text:p>
      <text:p text:style-name="Standard"><text:tab/><text:tab/><text:tab/>4. Powrót do PU kontrola pracownika</text:p>
      <text:p text:style-name="Standard"><text:tab/><text:tab/><text:tab/>5. Kontrola jakości pracy - Pracownik wybiera odpowiedni przycisk</text:p>
      <text:p text:style-name="Standard"><text:tab/><text:tab/><text:tab/>6. PU inicjuje PU Kontrola jakości pracy</text:p>
      <text:p text:style-name="Standard"><text:tab/><text:tab/><text:tab/>7. Powrót do PU kontrola pracownika</text:p>
      <text:p text:style-name="Standard"><text:tab/><text:tab/><text:tab/>8. Zamknij - CZ zamyka okno</text:p>
      <text:p text:style-name="Standard"/>
      <text:p text:style-name="Standard"><text:tab/><text:tab/>c) przepływ alternatywny</text:p>
      <text:p text:style-name="Standard"><text:tab/><text:tab/><text:tab/>1. Pracownik zamiast Opcji kontroluj jakość pracy wybiera opcje <text:tab/><text:tab/><text:tab/><text:tab/><text:tab/><text:tab/>Wykorzystanie urlopów.</text:p>
      <text:p text:style-name="Standard"><text:tab/><text:tab/><text:tab/>2. Pracownik nie zostaje wyszukany , powrót do kroku 2</text:p>
      <text:p text:style-name="Standard"/>
      <text:p text:style-name="Standard">5. PU - Wyszukaj pracownika</text:p>
      <text:p text:style-name="Standard"><text:tab/> <text:s/>- Cel PU : Celem PU jest wyszukanie konkretnej osoby w bazie pracowników firmy</text:p>
      <text:p text:style-name="Standard"><text:tab/> <text:s/>- Warunki wstępne : PU inicjowany jest przez członka zarządu</text:p>
      <text:p text:style-name="Standard"><text:tab/> <text:s/>- Przebieg sposobu realizacji</text:p>
      <text:p text:style-name="Standard"><text:tab/><text:tab/> <text:s/>a) Podstawowy</text:p>
      <text:p text:style-name="Standard"><text:tab/><text:tab/><text:tab/>1. Członek zarządu wydaje polecenie "Wyszukaj pracownika" poprzez <text:tab/><text:tab/><text:tab/><text:tab/><text:tab/>kliknięcie w systemie przycisku "Wyszukaj pracownika"</text:p>
      <text:p text:style-name="Standard"><text:tab/><text:tab/><text:tab/>2. Wyświetlone zostaje okno z Opcją wyszukania pracownika</text:p>
      <text:p text:style-name="Standard"><text:tab/><text:tab/><text:tab/>3. CZ podaje odpowiednie dane dotyczące konkretnego pracownika</text:p>
      <text:p text:style-name="Standard"><text:tab/><text:tab/><text:tab/>4. System wyświetla listę pracowników odpowiadających kryteriom <text:tab/><text:tab/><text:tab/><text:tab/><text:tab/>wyszukiwania</text:p>
      <text:p text:style-name="Standard"><text:tab/><text:tab/> <text:s/>b) przepływ komunikatów</text:p>
      <text:p text:style-name="Standard"><text:tab/><text:tab/><text:tab/>1. "Wyszukaj pracownika" - CZ inicjuje PU, klikając przycisk "Wyszukaj <text:tab/><text:tab/><text:tab/><text:tab/><text:tab/>pracownika"</text:p>
      <text:p text:style-name="Standard"><text:tab/><text:tab/><text:tab/>2. Wypełnij dane - CZ wypełnia dane do wyszukania pracownika</text:p>
      <text:p text:style-name="Standard"><text:tab/><text:tab/><text:tab/>3. Wyświetlenie listy pracowników</text:p>
      <text:p text:style-name="Standard"/>
      <text:p text:style-name="Standard"><text:tab/><text:tab/> <text:s/>c) przepływ alternatywny</text:p>
      <text:p text:style-name="Standard"><text:tab/><text:tab/><text:tab/>1. Brak pracowników odpowiadających podanym kryteriom wyszukiwania - <text:tab/><text:tab/><text:tab/><text:tab/>powrót do formularza wyszukiwania</text:p>
      <text:p text:style-name="Standard"/>
      <text:p text:style-name="Standard">6. PU - Założenie nowego spotkania</text:p>
      <text:p text:style-name="Standard"><text:tab/> <text:s/>- Cel PU : Celem PU jest umieszczenie w systemie informacji i nowym spotkaniu między <text:tab/><text:tab/><text:tab/>Klientem a Zarządem</text:p>
      <text:p text:style-name="Standard"><text:tab/> <text:s/>- Warunki wstępne : PU inicjowany jest przez członka zarządu</text:p>
      <text:p text:style-name="Standard"><text:tab/> <text:s/>- Przebieg sposobu realizacji</text:p>
      <text:p text:style-name="Standard"><text:tab/><text:tab/> <text:s/>a) Podstawowy</text:p>
      <text:p text:style-name="Standard"><text:tab/><text:tab/><text:tab/>1. CZ wydaje polecenie "Zaplanuj nowe spotkanie" poprzez kliknięcie <text:tab/><text:tab/><text:tab/><text:tab/><text:tab/>przycisku "Zaplanuj nowe spotkanie"</text:p>
      <text:p text:style-name="Standard"><text:tab/><text:tab/><text:tab/>2. Wyświetlony zostaje formularz pozwalający na wpisanie opisu tematyki <text:soft-page-break/><text:tab/><text:tab/><text:tab/><text:tab/>spotkania</text:p>
      <text:p text:style-name="Standard"><text:tab/><text:tab/><text:tab/>3. CZ podaje w formularzu dane dotyczące spotkania</text:p>
      <text:p text:style-name="Standard"><text:tab/><text:tab/><text:tab/>4. CZ dodaje osoby zainteresowany tym spotkaniem które maja dostać <text:tab/><text:tab/><text:tab/><text:tab/><text:tab/>powiadomienie</text:p>
      <text:p text:style-name="Standard"><text:tab/><text:tab/><text:tab/>5. CZ zatwierdza formularz klikając w przycisk "Zapisz spotkanie"</text:p>
      <text:p text:style-name="Standard"><text:tab/><text:tab/><text:tab/>6. Wyświetlenie komunikatu potwierdzającego zapisanie nowego spotkania</text:p>
      <text:p text:style-name="Standard"><text:tab/><text:tab/> <text:s/>b) Przepływ komunikatów</text:p>
      <text:p text:style-name="Standard"><text:tab/><text:tab/><text:tab/>1. "Zaplanuj nowe spotkanie" - CZ inicjuje PU klikając przycisk "Zaplanuj <text:tab/><text:tab/><text:tab/><text:tab/>nowe spotkanie"</text:p>
      <text:p text:style-name="Standard"><text:tab/><text:tab/><text:tab/>2. Wypełnij dane - CZ wypełnia niezbędne dane dotyczące spotkania</text:p>
      <text:p text:style-name="Standard"><text:tab/><text:tab/><text:tab/>3. Dodaj osoby zainteresowane - CZ dodaje do spotkania zainteresowane <text:tab/><text:tab/><text:tab/><text:tab/><text:tab/>osoby</text:p>
      <text:p text:style-name="Standard"><text:tab/><text:tab/><text:tab/>4. Zatwierdź spotkanie - CZ zatwierdza spotkanie</text:p>
      <text:p text:style-name="Standard"><text:tab/><text:tab/><text:tab/>5. Komunikat potwierdzający</text:p>
      <text:p text:style-name="Standard"/>
      <text:p text:style-name="Standard"><text:tab/><text:tab/> <text:s/>c) przepływ alternatywny</text:p>
      <text:p text:style-name="Standard"><text:tab/><text:tab/><text:tab/>1. Rezygnacja z dodania nowego spotkania - wyjście z systemu</text:p>
      <text:p text:style-name="Standard"/>
      <text:p text:style-name="Standard">7. PU - Wprowadzenie możliwego terminu spotkania przez członka zarządu</text:p>
      <text:p text:style-name="Standard"><text:tab/> <text:s/>- Cel PU : Celem PU jest zadeklarowanie przez członka zarządu możliwego terminu <text:tab/><text:tab/><text:tab/>spotkania</text:p>
      <text:p text:style-name="Standard"><text:tab/> <text:s/>- Warunki wstępne : W systemie istnieje założone spotkanie</text:p>
      <text:p text:style-name="Standard"><text:tab/> <text:s/>- Przebieg sposobu realizacji</text:p>
      <text:p text:style-name="Standard"><text:tab/><text:tab/> <text:s/>a) Podstawowy</text:p>
      <text:p text:style-name="Standard"><text:tab/><text:tab/><text:tab/>1. Aktywowany zostaje PU Wyświetl spotkania</text:p>
      <text:p text:style-name="Standard"><text:tab/><text:tab/><text:tab/>2. Powrót do PU wyświetl spotkania</text:p>
      <text:p text:style-name="Standard"><text:tab/><text:tab/><text:tab/>3. CZ wprowadza możliwe termin spotkania</text:p>
      <text:p text:style-name="Standard"><text:tab/><text:tab/><text:tab/>4. CZ zatwierdza termin klikając na przycisk "Zapisz termin spotkania"</text:p>
      <text:p text:style-name="Standard"><text:tab/><text:tab/><text:tab/>5. Wyświetlanie komunikatu potwierdzającego</text:p>
      <text:p text:style-name="Standard"><text:tab/><text:tab/> <text:s/>b) Przepływ komunikatów</text:p>
      <text:p text:style-name="Standard"><text:tab/><text:tab/><text:tab/>1. "Wyświetl spotkania" - CZ inicjuje PU Wyświetl spotkania</text:p>
      <text:p text:style-name="Standard"><text:tab/><text:tab/><text:tab/>2. Wybór spotkania</text:p>
      <text:p text:style-name="Standard"><text:tab/><text:tab/><text:tab/>3. Wprowadzenie terminu</text:p>
      <text:p text:style-name="Standard"><text:tab/><text:tab/><text:tab/>4. Potwierdzenie</text:p>
      <text:p text:style-name="Standard"><text:tab/><text:tab/><text:tab/>5. Komunikat potwierdzający</text:p>
      <text:p text:style-name="Standard"/>
      <text:p text:style-name="Standard"><text:tab/><text:tab/> <text:s/>c) przepływ alternatywny</text:p>
      <text:p text:style-name="Standard"><text:tab/><text:tab/><text:tab/>1. Rezygnacja z podania terminu spotkania - wyjście z systemu</text:p>
      <text:p text:style-name="Standard"/>
      <text:p text:style-name="Standard">8. PU - Wyświetl spotkania</text:p>
      <text:p text:style-name="Standard"><text:tab/> <text:s/>- Cel PU : Celem PU jest wyświetlanie dostępnych spotkań dla członka zarządu</text:p>
      <text:p text:style-name="Standard"><text:tab/> <text:s/>- Warunki wstępne : W systemie istnieją zaloznie spotkania</text:p>
      <text:p text:style-name="Standard"><text:tab/> <text:s/>- Przebieg sposobu realizacji</text:p>
      <text:p text:style-name="Standard"><text:tab/><text:tab/>a) Podstawowy</text:p>
      <text:p text:style-name="Standard"><text:tab/><text:tab/><text:tab/>1. CZ wydaje polecenie "Wyświetl spotkania" poprzez klikniecie przycisku <text:tab/><text:tab/><text:tab/><text:tab/>"Wyświetl spotkania"</text:p>
      <text:p text:style-name="Standard"><text:tab/><text:tab/><text:tab/>2. Wyświetlona zostaje lista spotkań do których jest zapisany CZ</text:p>
      <text:p text:style-name="Standard"><text:tab/><text:tab/><text:tab/>3. CZ wybiera spotkanie poprzez klikniecie na jego nazwę</text:p>
      <text:p text:style-name="Standard"><text:tab/><text:tab/><text:tab/>4. Wyjście z PU</text:p>
      <text:p text:style-name="Standard"><text:tab/><text:tab/>b) przepływ komunikatów</text:p>
      <text:p text:style-name="Standard"><text:tab/><text:tab/><text:tab/>1. "Wyświetl spotkania" - CZ inicjuje PU Wyświetl spotkania</text:p>
      <text:p text:style-name="Standard"><text:tab/><text:tab/><text:tab/>2. Wybór spotkania</text:p>
      <text:p text:style-name="Standard"><text:soft-page-break/><text:tab/><text:tab/><text:tab/>3. Wyjście z PU</text:p>
      <text:p text:style-name="Standard"/>
      <text:p text:style-name="Standard"><text:tab/><text:tab/>c) przepływ alternatywny</text:p>
      <text:p text:style-name="Standard"><text:tab/><text:tab/><text:tab/>1. Rezygnacja z wyboru spotkania - wyjście z systemu</text:p>
      <text:p text:style-name="Standard"/>
      <text:p text:style-name="P4"><text:bookmark text:name="internal-source-marker_0.32983346737286134"/><text:span text:style-name="T1">9. PU - Kontrola nadgodzin</text:span><text:line-break/><text:span text:style-name="T1">- Cel PU - Celem PU jest skontrolowanie, czy pracownik nie wyrobił nadgodzin</text:span><text:line-break/><text:span text:style-name="T1">- Warunki wstępne - PU inicjowany jest przez system</text:span><text:line-break/><text:span text:style-name="T1">- Przebieg sposobu realizacji</text:span><text:line-break/><text:span text:style-name="T2">    </text:span><text:span text:style-name="T1">a) podstawowy</text:span><text:line-break/><text:span text:style-name="T2">    </text:span><text:span text:style-name="T1">1. System inicjuje sprawdzanie nadgodzin, poprzez wyszukanie w bazie ilości godzin przepracowanych przez pracownika w danym dniu.</text:span></text:p>
      <text:p text:style-name="P1">2. System porównuje ilość godzin z zdeklarowaną ilością godzin pracownika w umowie</text:p>
      <text:p text:style-name="P1">3. System wykrywa nadgodziny</text:p>
      <text:p text:style-name="P1">4. System zapisuje w bazie przepracowane nadgodziny</text:p>
      <text:p text:style-name="P1">5. Wyświetla informacje “Przekroczenie etatu”</text:p>
      <text:p text:style-name="P1">6. System wychodzi z PU</text:p>
      <text:p text:style-name="Text_20_body"/>
      <text:p text:style-name="P1">b)przepływ komunikatów</text:p>
      <text:p text:style-name="P1">1. “Wyszukanie ilość przepracowanych godzin” - system inicjuje PU, poprzez wyszukanie przepracowanych godzin pracownika w danym dniu</text:p>
      <text:p text:style-name="P1">2. “Sprawdzenie nadgodziny” - system porównuje przepracowane godziny</text:p>
      <text:p text:style-name="P1">3. “Wykrycie nadgodzin” - system wykrywa nadgodziny</text:p>
      <text:p text:style-name="P1">4. “Uaktualnienie danych” - zapisanie przepracowanych godzin do bazy</text:p>
      <text:p text:style-name="P1">5. Informacja o nadgodzinach</text:p>
      <text:p text:style-name="P1">6. Powrót - system opuszcza PU</text:p>
      <text:p text:style-name="Text_20_body"/>
      <text:p text:style-name="P1">c) alternatywny</text:p>
      <text:p text:style-name="P1">1. w pkt. 3 system nie wykrywa nadgodzin i przechodzi do pkt 6</text:p>
      <text:p text:style-name="Text_20_body"><text:line-break/><text:span text:style-name="T1">10. PU - Kontrola weekendów i świąt</text:span><text:line-break/><text:tab/>-<text:span text:style-name="T1">Cel PU - Celem PU jest skontrolowanie, czy pracownik nie pracuje w weekendy lub święta</text:span><text:line-break/><text:tab/><text:span text:style-name="T1">- Warunki wstępne - PU inicjowany jest przez system</text:span><text:line-break/><text:tab/><text:span text:style-name="T1">- Przebieg sposobu realizacji</text:span><text:line-break/><text:span text:style-name="T2">    <text:tab/></text:span><text:span text:style-name="T1">a) podstawowy</text:span><text:line-break/><text:span text:style-name="T2">    <text:tab/></text:span><text:span text:style-name="T1">1. System inicjuje sprawdzanie poprzez skontrolowanie, czy data wpisanych godzin nie wypada w weekend</text:span></text:p>
      <text:p text:style-name="P1">2. System pobiera z bazy listę świąt </text:p>
      <text:p text:style-name="P1">3. System porównuje datę wprowadzania godzin z datami z listy świąt</text:p>
      <text:p text:style-name="P1">4. System wykrywa święto</text:p>
      <text:p text:style-name="P1">5. System zapisuje w bazie przepracowane godziny w weekendy i święta</text:p>
      <text:p text:style-name="P1">6. Wyświetla informacje “Praca w weekendy i święta”</text:p>
      <text:p text:style-name="P1">6. System wychodzi z PU</text:p>
      <text:p text:style-name="Text_20_body"/>
      <text:p text:style-name="P1">b)przepływ komunikatów</text:p>
      <text:p text:style-name="P1">1. “Sprawdzenie dnia tygodnia” - system inicjuje PU, poprzez sprawdzenie, czy dzień wpisanych godzin nie występuje w weekend</text:p>
      <text:p text:style-name="P1">2. “Pobieranie listy świąt - system pobiera listę świąt</text:p>
      <text:p text:style-name="P1">3. “Wykrycie” - system wykrywa święto</text:p>
      <text:p text:style-name="P1">4. “Uaktualnienie danych” - zapisanie przepracowanych godzin do bazy</text:p>
      <text:p text:style-name="P1">5. Informacja o pracy w wis</text:p>
      <text:p text:style-name="P1">6. Powrót - system opuszcza PU</text:p>
      <text:p text:style-name="Text_20_body"/>
      <text:p text:style-name="P1"><text:soft-page-break/>c) alternatywny</text:p>
      <text:p text:style-name="P1">1. w pkt. 1 system wykrywa weekend i przechodzi do pkt 5</text:p>
      <text:p text:style-name="P1">2. w pkt .4 system nie wykrywa święta i przechodzi do pkt 6</text:p>
      <text:p text:style-name="P1"/>
      <text:p text:style-name="P5"/>
      <text:p text:style-name="P5"/>
      <text:p text:style-name="P5"><text:bookmark text:name="internal-source-marker_0.329833467372861341"/>11.  PU - Wysłanie powiadomienia o decyzji<text:line-break/>- Cel PU - Celem PU jest powiadomienie zainteresowanego o decyzji<text:line-break/>- Warunki wstępne - PU inicjowany jest przez system<text:line-break/>- Przebieg sposobu realizacji<text:line-break/>    a) podstawowy<text:line-break/>    1. System inicjuje PU poprzez wygenerowanie komunikatu zgodnego z decyzją</text:p>
      <text:p text:style-name="P1">2. System wysyła komunikat do zainteresowanego</text:p>
      <text:p text:style-name="P1">3. Wyświetla informacje “Wysłano komunikat”</text:p>
      <text:p text:style-name="P1">4. System wychodzi z PU</text:p>
      <text:p text:style-name="Text_20_body"/>
      <text:p text:style-name="P1">b)przepływ komunikatów</text:p>
      <text:p text:style-name="P1">1. “Generowanie komunikatu” - system generuje komunikat zgodny z decyzją</text:p>
      <text:p text:style-name="P1">2. “Wysłanie komunikatu” - system wysyła komunikat do zainteresowanego</text:p>
      <text:p text:style-name="P1">3. Informacja o wysłaniu wiadomości</text:p>
      <text:p text:style-name="P1">4. Powrót - opuszczenie PU </text:p>
      <text:p text:style-name="Text_20_body"/>
      <text:p text:style-name="P1">c) alternatywny</text:p>
      <text:p text:style-name="P1">1. w pkt. 2 system może nie wysłać komunikatu, w pkt 3 następuje wyświetlenie komunikatu o nie wysłaniu komunikatu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26:26.40</meta:creation-date>
    <dc:date>2011-11-08T10:28:11.43</dc:date>
    <meta:editing-duration>PT1H23M13S</meta:editing-duration>
    <meta:editing-cycles>7</meta:editing-cycles>
    <meta:generator>OpenOffice.org/3.3$Win32 OpenOffice.org_project/330m20$Build-9567</meta:generator>
    <meta:document-statistic meta:table-count="0" meta:image-count="0" meta:object-count="0" meta:page-count="6" meta:paragraph-count="206" meta:word-count="1681" meta:character-count="11692"/>
  </office:meta>
</office:document-meta>
</file>